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c82" officeooo:paragraph-rsid="000f0c82"/>
    </style:style>
    <style:style style:name="P2" style:family="paragraph" style:parent-style-name="Standard">
      <style:text-properties officeooo:rsid="0010eaff" officeooo:paragraph-rsid="0010eaff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5" style:family="paragraph" style:parent-style-name="Standard">
      <style:text-properties fo:color="#569cd6" loext:opacity="100%" style:font-name="Droid Sans Mono" fo:font-size="7pt" fo:font-weight="normal" officeooo:rsid="000f0c82" officeooo:paragraph-rsid="000f0c82" fo:background-color="#1e1e1e" style:font-size-asian="7pt" style:font-size-complex="7pt"/>
    </style:style>
    <style:style style:name="P6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8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9" style:family="paragraph" style:parent-style-name="Standard">
      <style:paragraph-properties fo:margin-top="0cm" fo:margin-bottom="0.499cm" style:contextual-spacing="false" style:line-height-at-least="0.503cm"/>
      <style:text-properties fo:font-size="7pt" style:font-size-asian="7pt" style:font-size-complex="7pt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11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paragraph-rsid="001630b8" fo:background-color="#1e1e1e" style:font-size-asian="7pt" style:font-size-complex="7pt"/>
    </style:style>
    <style:style style:name="P12" style:family="paragraph" style:parent-style-name="Standard">
      <style:text-properties fo:color="#569cd6" loext:opacity="100%" style:font-name="Droid Sans Mono" fo:font-size="7pt" fo:font-weight="normal" officeooo:paragraph-rsid="000f0c82" fo:background-color="#1e1e1e" style:font-size-asian="7pt" style:font-size-complex="7pt"/>
    </style:style>
    <style:style style:name="P13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font-size="7pt" style:font-size-asian="7pt" style:font-size-complex="7pt"/>
    </style:style>
    <style:style style:name="P15" style:family="paragraph" style:parent-style-name="Standard">
      <style:paragraph-properties style:line-height-at-least="0.503cm"/>
      <style:text-properties fo:font-size="7pt" officeooo:paragraph-rsid="001630b8" style:font-size-asian="7pt" style:font-size-complex="7pt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fo:font-size="7pt" officeooo:paragraph-rsid="001630b8" style:font-size-asian="7pt" style:font-size-complex="7pt"/>
    </style:style>
    <style:style style:name="P17" style:family="paragraph" style:parent-style-name="Standard">
      <style:text-properties officeooo:rsid="000f0c82" officeooo:paragraph-rsid="000f0c82"/>
    </style:style>
    <style:style style:name="P18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19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630b8" fo:background-color="#1e1e1e" style:font-size-asian="7pt" style:font-size-complex="7pt"/>
    </style:style>
    <style:style style:name="P20" style:family="paragraph" style:parent-style-name="Standard">
      <style:text-properties fo:color="#d4d4d4" loext:opacity="100%" style:font-name="Droid Sans Mono" fo:font-size="7pt" fo:font-weight="normal" officeooo:rsid="000f0c82" officeooo:paragraph-rsid="001630b8" fo:background-color="#1e1e1e" style:font-size-asian="7pt" style:font-size-complex="7pt"/>
    </style:style>
    <style:style style:name="P21" style:family="paragraph" style:parent-style-name="Standard">
      <style:text-properties fo:color="#6a9955" loext:opacity="100%" style:font-name="Droid Sans Mono" fo:font-size="7pt" fo:font-weight="normal" officeooo:rsid="000f0c82" officeooo:paragraph-rsid="001630b8" fo:background-color="#1e1e1e" style:font-size-asian="7pt" style:font-size-complex="7pt"/>
    </style:style>
    <style:style style:name="P22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23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630b8" fo:background-color="#1e1e1e" style:font-size-asian="7pt" style:font-size-complex="7pt"/>
    </style:style>
    <style:style style:name="T1" style:family="text">
      <style:text-properties officeooo:rsid="0010eaff"/>
    </style:style>
    <style:style style:name="T2" style:family="text">
      <style:text-properties fo:color="#dcdcaa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808080" loext:opacity="100%"/>
    </style:style>
    <style:style style:name="T10" style:family="text">
      <style:text-properties fo:color="#6a9955" loext:opacity="100%"/>
    </style:style>
    <style:style style:name="T11" style:family="text">
      <style:text-properties officeooo:rsid="00116f97"/>
    </style:style>
    <style:style style:name="T12" style:family="text">
      <style:text-properties officeooo:rsid="0013581a"/>
    </style:style>
    <style:style style:name="T13" style:family="text">
      <style:text-properties officeooo:rsid="0017c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<text:span text:style-name="T1">la configuration de</text:span> ma base de données the district : </text:p>
      <text:p text:style-name="P1"/>
      <text:p text:style-name="P1"/>
      <text:p text:style-name="P2">Voici l’appel à ma database dans le fichier : database.php</text:p>
      <text:p text:style-name="P5">&lt;?php</text:p>
      <text:p text:style-name="P3"><text:span text:style-name="T2">session_start</text:span>();</text:p>
      <text:p text:style-name="P3"><text:span text:style-name="T3">require_once</text:span>(<text:span text:style-name="T4">'dao.php'</text:span>);</text:p>
      <text:p text:style-name="P8"/>
      <text:p text:style-name="P3"><text:span text:style-name="T5">$servername</text:span> = <text:span text:style-name="T4">"localhost"</text:span>;</text:p>
      <text:p text:style-name="P3"><text:span text:style-name="T5">$username</text:span> = <text:span text:style-name="T4">"admin"</text:span>;</text:p>
      <text:p text:style-name="P3"><text:span text:style-name="T5">$password</text:span> = <text:span text:style-name="T4">"Afpa1234"</text:span>;</text:p>
      <text:p text:style-name="P3"><text:span text:style-name="T5">$dbname</text:span> = <text:span text:style-name="T4">"thedistrict"</text:span>;</text:p>
      <text:p text:style-name="P8"/>
      <text:p text:style-name="P3"><text:span text:style-name="T3">try</text:span> {</text:p>
      <text:p text:style-name="P3"><text:span text:style-name="T5">$conn</text:span> = <text:span text:style-name="T6">new</text:span> <text:span text:style-name="T7">PDO</text:span>(<text:span text:style-name="T4">"mysql:host=</text:span><text:span text:style-name="T5">$servername</text:span><text:span text:style-name="T4">;dbname=</text:span><text:span text:style-name="T5">$dbname</text:span><text:span text:style-name="T4">"</text:span>, <text:span text:style-name="T5">$username</text:span>, <text:span text:style-name="T5">$password</text:span>);</text:p>
      <text:p text:style-name="P7">// configurer le mode d'erreur PDO pour générer des exceptions</text:p>
      <text:p text:style-name="P3"><text:span text:style-name="T5">$conn</text:span>-&gt;<text:span text:style-name="T2">setAttribute</text:span>(<text:span text:style-name="T7">PDO</text:span>::ATTR_ERRMODE, <text:span text:style-name="T7">PDO</text:span>::ERRMODE_EXCEPTION);</text:p>
      <text:p text:style-name="P3">} <text:span text:style-name="T3">catch</text:span>(<text:span text:style-name="T7">PDOException</text:span> <text:span text:style-name="T5">$e</text:span>) {</text:p>
      <text:p text:style-name="P3"><text:span text:style-name="T2">echo</text:span> <text:span text:style-name="T4">"Erreur de connexion à la base de données: "</text:span> . <text:span text:style-name="T5">$e</text:span>-&gt;<text:span text:style-name="T2">getMessage</text:span>();</text:p>
      <text:p text:style-name="P3">}</text:p>
      <text:p text:style-name="P6">?&gt;</text:p>
      <text:p text:style-name="P3"/>
      <text:p text:style-name="P2">Toutes mes fonctions sont stockées dans un seul ficher nommé dao.php</text:p>
      <text:p text:style-name="P2"/>
      <text:p text:style-name="P1">Voici ma page plats.php</text:p>
      <text:p text:style-name="P21">&lt;!-- DEBUT CAROUSSEL TOUS LES 12 PLATS --&gt;</text:p>
      <text:p text:style-name="P3"><text:span text:style-name="T9">&lt;</text:span><text:span text:style-name="T6">main</text:span><text:span text:style-name="T9">&gt;</text:span></text:p>
      <text:p text:style-name="P3"><text:span text:style-name="T9">&lt;</text:span><text:span text:style-name="T6">div</text:span> <text:span text:style-name="T5">id</text:span>=<text:span text:style-name="T4">"carouselExample"</text:span> <text:span text:style-name="T5">class</text:span>=<text:span text:style-name="T4">"carousel slide text-center"</text:span> <text:span text:style-name="T5">data-bs-ride</text:span>=<text:span text:style-name="T4">"carousel"</text:span> <text:span text:style-name="T5">style</text:span>=<text:span text:style-name="T4">"background-color: #4A394a;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ousel-inner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ousel-item active 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group"</text:span><text:span text:style-name="T9">&gt;</text:span> <text:span text:style-name="T10">&lt;!-- ****************** 1ER CAROUSEL AVEC 4 IMAGES ************************* --&gt;</text:span></text:p>
      <text:p text:style-name="P3"><text:span text:style-name="T9">&lt;</text:span><text:span text:style-name="T6">div</text:span> <text:span text:style-name="T5">class</text:span>=<text:span text:style-name="T4">"col-12 mx-auto p-2 "</text:span><text:span text:style-name="T9">&gt;</text:span> <text:span text:style-name="T9">&lt;</text:span><text:span text:style-name="T6">h1</text:span> <text:span text:style-name="T5">class</text:span>=<text:span text:style-name="T4">"h5couleurcat"</text:span><text:span text:style-name="T9">&gt;</text:span>TOUS LES PLATS<text:span text:style-name="T9">&lt;/</text:span><text:span text:style-name="T6">h1</text:span><text:span text:style-name="T9">&gt;&lt;/</text:span><text:span text:style-name="T6">div</text:span><text:span text:style-name="T9">&gt;</text:span>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pizzasorientale.jp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PIZZA BIANCA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pizzasmargherita.jp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PIZZA MARGHERITA"</text:span><text:span text:style-name="T9">&gt;&lt;</text:span><text:span text:style-name="T6">i</text:span><text:span text:style-name="T9">&gt;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7"><text:soft-page-break/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bgbacon.jp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DISTRICT BURGER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bgchicken.jp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CHEESEBURGER"</text:span><text:span text:style-name="T9">&gt;&lt;</text:span><text:span text:style-name="T6">i</text:span><text:span text:style-name="T9">&gt;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8"/>
      <text:p text:style-name="P3"><text:span text:style-name="T9">&lt;</text:span><text:span text:style-name="T6">div</text:span> <text:span text:style-name="T5">class</text:span>=<text:span text:style-name="T4">"carousel-item"</text:span><text:span text:style-name="T9">&gt;</text:span> <text:span text:style-name="T10">&lt;!-- ****************** 2EME CAROUSEL AVEC 4 IMAGES" ************************* --&gt;</text:span></text:p>
      <text:p text:style-name="P3"><text:span text:style-name="T9">&lt;</text:span><text:span text:style-name="T6">div</text:span> <text:span text:style-name="T5">class</text:span>=<text:span text:style-name="T4">"card-group"</text:span><text:span text:style-name="T9">&gt;</text:span> </text:p>
      <text:p text:style-name="P3"><text:span text:style-name="T9">&lt;</text:span><text:span text:style-name="T6">div</text:span> <text:span text:style-name="T5">class</text:span>=<text:span text:style-name="T4">"col-12 mx-auto p-2 "</text:span><text:span text:style-name="T9">&gt;</text:span> <text:span text:style-name="T9">&lt;</text:span><text:span text:style-name="T6">h1</text:span> <text:span text:style-name="T5">class</text:span>=<text:span text:style-name="T4">"h5couleurcat"</text:span><text:span text:style-name="T9">&gt;</text:span>TOUS LES PLATS<text:span text:style-name="T9">&lt;/</text:span><text:span text:style-name="T6">h1</text:span><text:span text:style-name="T9">&gt;&lt;/</text:span><text:span text:style-name="T6">div</text:span><text:span text:style-name="T9">&gt;</text:span>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AsianboeufsauteSanstitre.jpe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BOEUF SAUTÉ"</text:span><text:span text:style-name="T9">&gt;&lt;</text:span><text:span text:style-name="T6">i</text:span><text:span text:style-name="T9">&gt;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buffalo_wrap.jpe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 </text:p>
      <text:p text:style-name="P3"><text:span text:style-name="T9">&lt;</text:span><text:span text:style-name="T6">h5</text:span> <text:span text:style-name="T5">class</text:span>=<text:span text:style-name="T4">"card-text tailledescriplat BUFFALO CHICKEN WRAP"</text:span><text:span text:style-name="T9">&gt;&lt;</text:span><text:span text:style-name="T6">i</text:span><text:span text:style-name="T9">&gt;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images_the_district/food/spaghetti-legumes.jp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SPAGHETTI AUX LÉGUMES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h5</text:span><text:span text:style-name="T9">&gt;</text:span></text:p>
      <text:p text:style-name="P3"><text:soft-page-break/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images_the_district/food/lasagnes_viande.jp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LASAGNES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8"/>
      <text:p text:style-name="P3"><text:span text:style-name="T9">&lt;</text:span><text:span text:style-name="T6">div</text:span> <text:span text:style-name="T5">class</text:span>=<text:span text:style-name="T4">"carousel-item"</text:span><text:span text:style-name="T9">&gt;</text:span> <text:span text:style-name="T10">&lt;!-- ****************** 3EME CAROUSEL AVEC 4 IMAGES DE "PATES" ************************* --&gt;</text:span></text:p>
      <text:p text:style-name="P3"><text:span text:style-name="T9">&lt;</text:span><text:span text:style-name="T6">div</text:span> <text:span text:style-name="T5">class</text:span>=<text:span text:style-name="T4">"card-group"</text:span><text:span text:style-name="T9">&gt;</text:span> </text:p>
      <text:p text:style-name="P3"><text:span text:style-name="T9">&lt;</text:span><text:span text:style-name="T6">div</text:span> <text:span text:style-name="T5">class</text:span>=<text:span text:style-name="T4">"col-12 mx-auto p-2 "</text:span><text:span text:style-name="T9">&gt;</text:span> <text:span text:style-name="T9">&lt;</text:span><text:span text:style-name="T6">h1</text:span> <text:span text:style-name="T5">class</text:span>=<text:span text:style-name="T4">"h5couleurcat"</text:span><text:span text:style-name="T9">&gt;</text:span>TOUS LES PLATS<text:span text:style-name="T9">&lt;/</text:span><text:span text:style-name="T6">h1</text:span><text:span text:style-name="T9">&gt;&lt;/</text:span><text:span text:style-name="T6">div</text:span><text:span text:style-name="T9">&gt;</text:span> 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tagliatelles_saumon.jpe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TAGLIATELLES AU SAUMON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sandwichjambon.jp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SANDWICH JAMBON"</text:span><text:span text:style-name="T9">&gt;&lt;</text:span><text:span text:style-name="T6">i</text:span><text:span text:style-name="T9">&gt;</text:span>Du jambon avec du beurre et de l'emmental<text:span text:style-name="T9">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8"/>
      <text:p text:style-name="P7">&lt;!-- Répéter pour 6 cartes ou plus selon besoin --&gt;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saladeniçoise.jp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SALADE CÉSAR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<text:soft-page-break/>&lt;!-- Répéter pour 6 cartes ou plus selon besoin --&gt;</text:p>
      <text:p text:style-name="P7">&lt;!-- Ajouter des cartes ici selon besoin --&gt;</text:p>
      <text:p text:style-name="P3"><text:span text:style-name="T9">&lt;</text:span><text:span text:style-name="T6">div</text:span> <text:span text:style-name="T5">class</text:span>=<text:span text:style-name="T4">"img-fluid col-sm-3 p-3 bg-dark text-white"</text:span><text:span text:style-name="T9">&gt;</text:span></text:p>
      <text:p text:style-name="P3"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images_the_district/food/courgettes_farcies.jpg"</text:span> <text:span text:style-name="T5">alt</text:span>=<text:span text:style-name="T4">"..."</text:span><text:span text:style-name="T9">&gt;</text:span></text:p>
      <text:p text:style-name="P3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3"><text:span text:style-name="T9">&lt;</text:span><text:span text:style-name="T6">h5</text:span> <text:span text:style-name="T5">class</text:span>=<text:span text:style-name="T4">"card-text tailledescriplat COURGETTES FARCIES"</text:span><text:span text:style-name="T9">&gt;&lt;</text:span><text:span text:style-name="T6">i</text:span><text:span text:style-name="T9">&gt;&lt;/</text:span><text:span text:style-name="T6">i</text:span><text:span text:style-name="T9">&gt;&lt;/</text:span><text:span text:style-name="T6">h5</text:span><text:span text:style-name="T9">&gt;</text:span></text:p>
      <text:p text:style-name="P3"><text:span text:style-name="T9">&lt;</text:span><text:span text:style-name="T6">p</text:span> <text:span text:style-name="T5">class</text:span>=<text:span text:style-name="T4">"card-text tailledescriplat"</text:span><text:span text:style-name="T9">&gt;&lt;</text:span><text:span text:style-name="T6">i</text:span><text:span text:style-name="T9">&gt;</text:span> <text:span text:style-name="T9">&lt;/</text:span><text:span text:style-name="T6">i</text:span><text:span text:style-name="T9">&gt;&lt;/</text:span><text:span text:style-name="T6">p</text:span><text:span text:style-name="T9">&gt;</text:span></text:p>
      <text:p text:style-name="P3"><text:span text:style-name="T9">&lt;</text:span><text:span text:style-name="T6">a</text:span> <text:span text:style-name="T5">href</text:span>=<text:span text:style-name="T4">"commande.php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Répéter pour 6 cartes ou plus selon besoin --&gt;</text:p>
      <text:p text:style-name="P8"/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7">&lt;!-- Fermeture des deux balises de mon carousel-item--&gt;</text:p>
      <text:p text:style-name="P8"/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9"/>
      <text:p text:style-name="P7">&lt;!-- ************************************************************************** --&gt;</text:p>
      <text:p text:style-name="P8"/>
      <text:p text:style-name="P7">&lt;!-- Ajouter d'autres items pour le carrousel ici --&gt;</text:p>
      <text:p text:style-name="P7">&lt;!--ICI Mes boutons de carousel --&gt;</text:p>
      <text:p text:style-name="P3"><text:span text:style-name="T9">&lt;</text:span><text:span text:style-name="T6">div</text:span> <text:span text:style-name="T5">class</text:span>=<text:span text:style-name="T4">"carousel-controls"</text:span><text:span text:style-name="T9">&gt;</text:span></text:p>
      <text:p text:style-name="P3"><text:span text:style-name="T9">&lt;</text:span><text:span text:style-name="T6">button</text:span> <text:span text:style-name="T5">class</text:span>=<text:span text:style-name="T4">"carousel-control-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9">&gt;</text:span></text:p>
      <text:p text:style-name="P3"><text:span text:style-name="T9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9">&gt;&lt;/</text:span><text:span text:style-name="T6">span</text:span><text:span text:style-name="T9">&gt;</text:span></text:p>
      <text:p text:style-name="P3">Précédent</text:p>
      <text:p text:style-name="P3"><text:span text:style-name="T9">&lt;/</text:span><text:span text:style-name="T6">button</text:span><text:span text:style-name="T9">&gt;</text:span></text:p>
      <text:p text:style-name="P3"><text:span text:style-name="T9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9">&gt;</text:span></text:p>
      <text:p text:style-name="P3"><text:span text:style-name="T9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9">&gt;&lt;/</text:span><text:span text:style-name="T6">span</text:span><text:span text:style-name="T9">&gt;</text:span></text:p>
      <text:p text:style-name="P3">Suivant</text:p>
      <text:p text:style-name="P3"><text:span text:style-name="T9">&lt;/</text:span><text:span text:style-name="T6">button</text:span><text:span text:style-name="T9">&gt;</text:span></text:p>
      <text:p text:style-name="P3"><text:span text:style-name="T9">&lt;/</text:span><text:span text:style-name="T6">div</text:span><text:span text:style-name="T9">&gt;</text:span></text:p>
      <text:p text:style-name="P3"><text:span text:style-name="T9">&lt;/</text:span><text:span text:style-name="T6">main</text:span><text:span text:style-name="T9">&gt;</text:span></text:p>
      <text:p text:style-name="P8"/>
      <text:p text:style-name="P7">&lt;!-- ICI MON FOOTER OU PIED DE PAGE AVEC LES LOGOS --&gt;</text:p>
      <text:p text:style-name="P6">&lt;?php</text:p>
      <text:p text:style-name="P3"><text:span text:style-name="T3">require_once</text:span> (<text:span text:style-name="T4">'php/footer.php'</text:span>);</text:p>
      <text:p text:style-name="P3"><text:span text:style-name="T6">?&gt;</text:span></text:p>
      <text:p text:style-name="P20"/>
      <text:p text:style-name="P1"/>
      <text:p text:style-name="P1"><text:span text:style-name="T8">travail à faire </text:span>: <text:span text:style-name="T1">EN respectant le format de ma page, </text:span>faire appel à la base de données et injecter dans la page plats.php tous les plats de la base la base de donnée avec les différentes informations <text:span text:style-name="T1">des plats </text:span><text:span text:style-name="T11">(libelle, description, prix, image)</text:span>. <text:span text:style-name="T12">Un code compréhensible et détaillé. Les fonctions sont stockées dans le dao.php</text:span></text:p>
      <text:p text:style-name="P1"/>
      <text:p text:style-name="P1"><text:tab/><text:span text:style-name="T13">=&gt; Respecter cette version de page « plats.php » en ajoutant le prix des plats</text:span></text:p>
      <text:p text:style-name="P12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08:40:03.487455435</meta:creation-date>
    <dc:date>2024-07-15T09:15:00.521827837</dc:date>
    <meta:editing-duration>PT1H11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81" meta:word-count="949" meta:character-count="8500" meta:non-whitespace-character-count="7760"/>
  </office:meta>
</office:document-meta>
</file>